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8.51958333333333cm" style:use-optimal-column-width="true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59323" table:formula="of:=SUM([.G3:.G184])" table:style-name="ce8">
            <text:p>59323</text:p>
          </table:table-cell>
          <table:table-cell office:value-type="float" office:value="16" table:formula="of:=QUOTIENT([.K6];3600)" table:style-name="ce8">
            <text:p>16</text:p>
          </table:table-cell>
          <table:table-cell office:value-type="float" office:value="28" table:formula="of:=QUOTIENT(([.K6]-[.L6]*3600); 60)" table:style-name="ce8">
            <text:p>28</text:p>
          </table:table-cell>
          <table:table-cell office:value-type="float" office:value="43" table:formula="of:=[.K6]-[.L6]*3600-[.M6]*60" table:style-name="ce8">
            <text:p>43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office:value-type="string" table:style-name="ce8">
            <text:p>Les piles</text:p>
          </table:table-cell>
          <table:table-cell office:value-type="date" office:date-value="2022-01-17T00:00:00" table:style-name="ce16">
            <text:p>17/01/202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3" table:style-name="ce8">
            <text:p>23</text:p>
          </table:table-cell>
          <table:table-cell office:value-type="float" office:value="803" table:formula="of:=[.D155]*3600+[.E155]*60+[.F155]" table:style-name="ce28">
            <text:p>803</text:p>
          </table:table-cell>
          <table:table-cell office:value-type="string" table:style-name="ce10">
            <text:p>https://youtu.be/qwptQU8zEa8</text:p>
          </table:table-cell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office:value-type="string" table:style-name="ce8">
            <text:p>Les files</text:p>
          </table:table-cell>
          <table:table-cell office:value-type="date" office:date-value="2022-01-24T00:00:00" table:style-name="ce16">
            <text:p>24/01/202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689" table:formula="of:=[.D156]*3600+[.E156]*60+[.F156]" table:style-name="ce28">
            <text:p>689</text:p>
          </table:table-cell>
          <table:table-cell office:value-type="string" table:style-name="ce10">
            <text:p>https://youtu.be/RFOsPp_BM3M</text:p>
          </table:table-cell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office:value-type="string" table:style-name="ce8">
            <text:p>Les listes chaînées</text:p>
          </table:table-cell>
          <table:table-cell office:value-type="date" office:date-value="2022-01-29T00:00:00" table:style-name="ce16">
            <text:p>29/01/2022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" table:style-name="ce8">
            <text:p>1</text:p>
          </table:table-cell>
          <table:table-cell office:value-type="float" office:value="1921" table:formula="of:=[.D157]*3600+[.E157]*60+[.F157]" table:style-name="ce28">
            <text:p>1921</text:p>
          </table:table-cell>
          <table:table-cell office:value-type="string" table:style-name="ce10">
            <text:p>https://youtu.be/BVJYOioKZr0</text:p>
          </table:table-cell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office:value-type="string" table:style-name="ce8">
            <text:p>Inverser une liste chaînée</text:p>
          </table:table-cell>
          <table:table-cell office:value-type="date" office:date-value="2022-01-31T00:00:00" table:style-name="ce16">
            <text:p>31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0" table:style-name="ce8">
            <text:p>50</text:p>
          </table:table-cell>
          <table:table-cell office:value-type="float" office:value="350" table:formula="of:=[.D158]*3600+[.E158]*60+[.F158]" table:style-name="ce28">
            <text:p>350</text:p>
          </table:table-cell>
          <table:table-cell office:value-type="string" table:style-name="ce10">
            <text:p>https://youtu.be/MBlPIN2ZXkc</text:p>
          </table:table-cell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office:value-type="string" table:style-name="ce8">
            <text:p>Les listes doublement chaînées</text:p>
          </table:table-cell>
          <table:table-cell office:value-type="date" office:date-value="2022-02-07T00:00:00" table:style-name="ce16">
            <text:p>07/02/2022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2020" table:formula="of:=[.D159]*3600+[.E159]*60+[.F159]" table:style-name="ce28">
            <text:p>2020</text:p>
          </table:table-cell>
          <table:table-cell office:value-type="string" table:style-name="ce10">
            <text:p>https://youtu.be/SGf-BBtfP_w</text:p>
          </table:table-cell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office:value-type="string" table:style-name="ce8">
            <text:p>Inverser une liste doublement chaînée</text:p>
          </table:table-cell>
          <table:table-cell office:value-type="date" office:date-value="2022-02-14T00:00:00" table:style-name="ce16">
            <text:p>14/02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5" table:style-name="ce8">
            <text:p>55</text:p>
          </table:table-cell>
          <table:table-cell office:value-type="float" office:value="355" table:formula="of:=[.D160]*3600+[.E160]*60+[.F160]" table:style-name="ce28">
            <text:p>355</text:p>
          </table:table-cell>
          <table:table-cell office:value-type="string" table:style-name="ce10">
            <text:p>https://youtu.be/20eovlcLyeA</text:p>
          </table:table-cell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office:value-type="string" table:style-name="ce8">
            <text:p>Renvoyer le nœud au milieu d'une liste chaînée</text:p>
          </table:table-cell>
          <table:table-cell office:value-type="date" office:date-value="2022-02-21T00:00:00" table:style-name="ce16">
            <text:p>21/02/202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61]*3600+[.E161]*60+[.F161]" table:style-name="ce28">
            <text:p>251</text:p>
          </table:table-cell>
          <table:table-cell office:value-type="string" table:style-name="ce10">
            <text:p>https://youtu.be/NoYbu__A_cI</text:p>
          </table:table-cell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office:value-type="string" table:style-name="ce8">
            <text:p>Echanger les nœuds d'une liste chaînée par pair</text:p>
          </table:table-cell>
          <table:table-cell office:value-type="date" office:date-value="2022-02-28T00:00:00" table:style-name="ce16">
            <text:p>28/02/202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543" table:formula="of:=[.D162]*3600+[.E162]*60+[.F162]" table:style-name="ce28">
            <text:p>543</text:p>
          </table:table-cell>
          <table:table-cell office:value-type="string" table:style-name="ce10">
            <text:p>https://youtu.be/YVRJRuQXVjk</text:p>
          </table:table-cell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office:value-type="string" table:style-name="ce8">
            <text:p>Déterminer si une liste chaînée est cyclique</text:p>
          </table:table-cell>
          <table:table-cell office:value-type="date" office:date-value="2022-03-07T00:00:00" table:style-name="ce16">
            <text:p>07/03/202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2" table:style-name="ce8">
            <text:p>52</text:p>
          </table:table-cell>
          <table:table-cell office:value-type="float" office:value="232" table:formula="of:=[.D163]*3600+[.E163]*60+[.F163]" table:style-name="ce28">
            <text:p>232</text:p>
          </table:table-cell>
          <table:table-cell office:value-type="string" table:style-name="ce10">
            <text:p>https://youtu.be/fVviPTyJnWk</text:p>
          </table:table-cell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office:value-type="string" table:style-name="ce8">
            <text:p>Donner le noeud où commence le cycle d'une liste chaînée cyclique</text:p>
          </table:table-cell>
          <table:table-cell office:value-type="date" office:date-value="2022-03-14T00:00:00" table:style-name="ce16">
            <text:p>14/03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64]*3600+[.E164]*60+[.F164]" table:style-name="ce28">
            <text:p>413</text:p>
          </table:table-cell>
          <table:table-cell office:value-type="string" table:style-name="ce10">
            <text:p>https://youtu.be/8XrQCwgM5To</text:p>
          </table:table-cell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office:value-type="string" table:style-name="ce8">
            <text:p>Partitionner une liste chaînée</text:p>
          </table:table-cell>
          <table:table-cell office:value-type="date" office:date-value="2022-03-21T00:00:00" table:style-name="ce16">
            <text:p>21/03/202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53" table:style-name="ce8">
            <text:p>53</text:p>
          </table:table-cell>
          <table:table-cell office:value-type="float" office:value="533" table:formula="of:=[.D165]*3600+[.E165]*60+[.F165]" table:style-name="ce28">
            <text:p>533</text:p>
          </table:table-cell>
          <table:table-cell office:value-type="string" table:style-name="ce10">
            <text:p>https://youtu.be/80CnNOAc_QE</text:p>
          </table:table-cell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office:value-type="string" table:style-name="ce8">
            <text:p>Déterminer si une liste chaînée simple est palindromique</text:p>
          </table:table-cell>
          <table:table-cell office:value-type="date" office:date-value="2022-03-28T00:00:00" table:style-name="ce16">
            <text:p>28/03/202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552" table:formula="of:=[.D166]*3600+[.E166]*60+[.F166]" table:style-name="ce28">
            <text:p>552</text:p>
          </table:table-cell>
          <table:table-cell office:value-type="string" table:style-name="ce10">
            <text:p>https://youtu.be/W6VQ1GcNG2s</text:p>
          </table:table-cell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foxxp</meta:initial-creator>
    <dc:creator>foxxp</dc:creator>
    <meta:creation-date>2015-06-05T18:19:34Z</meta:creation-date>
    <dc:date>2022-03-29T06:29:12Z</dc:date>
  </office:meta>
</office:document-meta>
</file>